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urier" svg:font-family="Courier" style:font-family-generic="system" style:font-pitch="variable" svg:panose-1="2 7 4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8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break-before="page"/>
    </style:style>
    <style:style style:name="T3" style:parent-style-name="DefaultParagraphFont" style:family="text">
      <style:text-properties fo:font-weight="bold" style:font-weight-asian="bold"/>
    </style:style>
    <style:style style:name="T4" style:parent-style-name="DefaultParagraphFont" style:family="text">
      <style:text-properties fo:font-weight="bold" style:font-weight-asian="bold"/>
    </style:style>
    <style:style style:name="T5" style:parent-style-name="DefaultParagraphFont" style:family="text">
      <style:text-properties fo:font-weight="bold" style:font-weight-asian="bold"/>
    </style:style>
    <style:style style:name="T6" style:parent-style-name="DefaultParagraphFont" style:family="text">
      <style:text-properties fo:font-weight="bold" style:font-weight-asian="bold"/>
    </style:style>
    <style:style style:name="T7" style:parent-style-name="DefaultParagraphFont" style:family="text">
      <style:text-properties fo:font-weight="bold" style:font-weight-asian="bold"/>
    </style:style>
    <style:style style:name="T8" style:parent-style-name="DefaultParagraphFont" style:family="text">
      <style:text-properties fo:font-weight="bold" style:font-weight-asian="bold"/>
    </style:style>
    <style:style style:name="T9" style:parent-style-name="DefaultParagraphFont" style:family="text">
      <style:text-properties fo:font-weight="bold" style:font-weight-asian="bold"/>
    </style:style>
    <style:style style:name="T10" style:parent-style-name="DefaultParagraphFont" style:family="text">
      <style:text-properties fo:font-weight="bold" style:font-weight-asian="bold"/>
    </style:style>
    <style:style style:name="T11" style:parent-style-name="DefaultParagraphFont" style:family="text">
      <style:text-properties fo:font-weight="bold" style:font-weight-asian="bold"/>
    </style:style>
    <style:style style:name="T12" style:parent-style-name="DefaultParagraphFont" style:family="text">
      <style:text-properties fo:font-weight="bold" style:font-weight-asian="bold"/>
    </style:style>
    <style:style style:name="T13" style:parent-style-name="DefaultParagraphFont" style:family="text">
      <style:text-properties fo:font-weight="bold" style:font-weight-asian="bold"/>
    </style:style>
  </office:automatic-styles>
  <office:body>
    <office:text text:use-soft-page-breaks="true">
      <text:p text:style-name="P1">Extracted from: Project Planning Template.pdf<text:line-break/></text:p>
      <text:p text:style-name="Normal">Project Planning<text:s/>Phase<text:line-break/><text:s/><text:line-break/>Project Planning<text:s/>Template (Product Backlog, S<text:s/>print Planning,<text:s/>Stories ,Story<text:s/>points)<text:line-break/><text:s/><text:line-break/><text:s/>Date:28 June<text:s/>2025<text:line-break/><text:s/><text:line-break/>TeamID:LTVIP2025TMID28557<text:line-break/><text:s/><text:line-break/><text:s/>Project <text:s/>Name:<text:s/>Laptop Request Catalog Item<text:line-break/><text:s/><text:line-break/><text:s/>Maximum Marks:5 Marks<text:line-break/><text:s/><text:line-break/><text:s/><text:line-break/>Product Backlog, Sprint <text:s/>Schedule<text:s/>and Estimation<text:line-break/><text:s/>(4M arks)<text:line-break/><text:s/><text:line-break/>Use<text:s/>the below template<text:s/>to create product backlog and sprint<text:s/>schedule<text:line-break/><text:s/><text:line-break/>Sprint<text:line-break/><text:s/><text:line-break/>Functional Requirement <text:s/>( Epic)<text:line-break/><text:s/><text:line-break/>User Story Number<text:line-break/><text:s/><text:line-break/>User Story / Task<text:line-break/><text:s/><text:line-break/>Story Points<text:line-break/><text:s/><text:line-break/>Priority<text:line-break/><text:s/><text:line-break/>Team Members<text:line-break/><text:s/><text:line-break/>Sprint-1<text:line-break/><text:s/><text:line-break/>Registration<text:line-break/><text:s/><text:line-break/>USN-1<text:line-break/><text:s/><text:line-break/>As <text:s/>a<text:s/>user, I can register for the application by entering my email, password,<text:s/>and confirming<text:s/><text:line-break/>my <text:s/>password.<text:line-break/><text:s/><text:line-break/>2-High<text:line-break/><text:s/><text:line-break/><text:s/><text:line-break/>Sprint-1<text:line-break/><text:s/><text:line-break/>USN-2<text:line-break/><text:s/><text:line-break/>As <text:s/>a<text:s/>user, I will <text:s/>receive confirmation email once I have registered for the application<text:line-break/><text:s/><text:line-break/>1-High<text:line-break/><text:s/><text:line-break/>Sprint-2<text:line-break/><text:s/><text:line-break/>USN-3<text:line-break/><text:s/><text:line-break/>As <text:s/>a<text:s/>user, I can register for the application through Facebook<text:line-break/><text:s/><text:line-break/>2-Low<text:line-break/><text:s text:c="2"/><text:line-break/>Sprint-1<text:line-break/><text:s/><text:line-break/><text:s/>USN-4<text:line-break/><text:s/><text:line-break/>As <text:s/>a<text:s/>user, I can register for the application through Gmail<text:line-break/><text:s/><text:line-break/>2-Medium<text:line-break/><text:s/><text:line-break/><text:s/><text:line-break/>Sprint-1<text:line-break/><text:s/><text:line-break/>Log in<text:line-break/><text:s/><text:line-break/>USN-5<text:line-break/><text:s/><text:line-break/>As <text:s/>a<text:s/>user, I can log <text:s/>in to<text:s/>the application by <text:s/>entering email <text:s/>&amp; password<text:line-break/><text:s/><text:line-break/>1-High<text:line-break/><text:s/><text:line-break/>Dashboard<text:line-break/><text:s/><text:line-break/><text:s/><text:line-break/><text:s/><text:line-break/></text:p>
      <text:p text:style-name="Normal">Project<text:s/>Tracker, Velocity &amp;<text:s/><text:s/>Burndown Chart :<text:line-break/><text:s/><text:line-break/>(4 M arks)<text:line-break/><text:s/><text:line-break/>Sprint<text:line-break/><text:s/><text:line-break/>Total<text:s/>Story<text:s/><text:line-break/>Points<text:line-break/><text:s/><text:line-break/>Duration<text:line-break/><text:s/><text:line-break/>Sprint <text:s/>Start <text:s/>Date<text:line-break/><text:s/><text:line-break/>Sprint <text:s/>End <text:s/>Date<text:s/><text:line-break/>( Plann ed)<text:line-break/><text:s/><text:line-break/>Story Points Completed (as on <text:s/>Planned End <text:s/>Date)<text:line-break/><text:s/><text:line-break/>Sprint <text:s/><text:line-break/>Release Date ( Actual)<text:line-break/><text:s/><text:line-break/>Spri nt-1<text:line-break/><text:s/>20<text:line-break/><text:s/>6 Day s<text:line-break/><text:s/>24 O c t 20 22<text:line-break/><text:s/>29 O c t 20 22<text:line-break/><text:s/>20<text:line-break/><text:s/>29 O c t 20 22<text:line-break/><text:s/><text:line-break/>Spri nt-2<text:line-break/><text:s/>20<text:line-break/><text:s/>6 Day s<text:line-break/><text:s/>31 O c t 20 22<text:line-break/><text:s/>05 Nov <text:s/>2022<text:line-break/><text:s/></text:p>
      <text:p text:style-name="Normal">Sprint-3<text:s/><text:line-break/>20<text:line-break/>6 Day s<text:line-break/>07 Nov 2022</text:p>
      <text:p text:style-name="Normal">12 Nov 2022<text:line-break/><text:s/><text:line-break/><text:s/><text:line-break/><text:s/><text:line-break/>Spri nt-4<text:line-break/><text:s/>20<text:line-break/><text:s/>6 Day s<text:line-break/><text:s/>14 Nov 2022<text:line-break/><text:s/>19 Nov 2022<text:line-break/><text:s/></text:p>
      <text:p text:style-name="Normal">Velocity:<text:line-break/><text:s/><text:line-break/>Imagine we have a 10-day sprint duration,<text:s/>iteration unit (story points per day)<text:line-break/><text:s/><text:line-break/>Burndown Chart:<text:line-break/><text:s/><text:line-break/><text:s/><text:line-break/>A bur n down chart is a graphical<text:s/>representation of work left to do<text:s/>versus time. It is often used in agile<text:s/>software development<text:s/>methodologies such as<text:s/>Scrum<text:line-break/>. However, burn down charts can be applied to any project containing measurable progress over time.<text:line-break/><text:s/><text:line-break/><text:s/>https:/ /www.visual<text:line-break/>-<text:line-break/>paradigm. com/ scrum/ scrum<text:line-break/>-<text:line-break/>burndown<text:line-break/>-<text:line-break/>chart/<text:line-break/><text:s/><text:line-break/>https:/ /www.at lassian.com/ agile/ tutorials/ burndown<text:line-break/>-<text:line-break/>charts<text:line-break/><text:s/><text:line-break/><text:s/>Reference:<text:line-break/><text:s/><text:line-break/>https:/ /www.at lassian.com/ agile/ project<text:line-break/>-<text:line-break/>management<text:line-break/><text:s/><text:line-break/>https:/ /www.at lassian.com/ agile/<text:s/>tutorials/ how<text:line-break/>-<text:line-break/>to<text:line-break/>-<text:line-break/>do<text:line-break/>-<text:line-break/>scrum<text:line-break/>-<text:line-break/>with<text:line-break/>-<text:line-break/>jira<text:line-break/>-<text:line-break/>software<text:line-break/><text:s/><text:line-break/>https:/ /www.at lassian.com/ agile/ tutorials/ epics<text:line-break/><text:s/><text:line-break/>https:/ /www.at lassian.com/ agile/ tutorials/ sprints<text:line-break/><text:s/><text:line-break/>https:/ /www.at lassian.com/ agile/ project<text:line-break/>-<text:line-break/>management/ estimation<text:line-break/><text:s/><text:line-break/>https:/ /www.at lassian.com/ agile/ tutorials/ burndown<text:line-break/>-<text:line-break/>charts<text:line-break/><text:s/><text:line-break/><text:s/><text:line-break/></text:p>
      <text:p text:style-name="P2"/>
      <text:p text:style-name="Normal">Catalog Item: Laptop Request</text:p>
      <text:p text:style-name="Normal"><text:span text:style-name="T3">Item Name:</text:span></text:p>
      <text:p text:style-name="Normal">Laptop Request</text:p>
      <text:p text:style-name="Normal"><text:span text:style-name="T4">Catalog Category:</text:span></text:p>
      <text:p text:style-name="Normal">IT Hardware &amp; Devices</text:p>
      <text:p text:style-name="Normal"><text:span text:style-name="T5">Description:</text:span></text:p>
      <text:p text:style-name="Normal">This catalog item allows employees to request a standard-issue laptop for official use. Laptops are provided based on job role requirements and availability, subject to approval by the reporting manager and IT department.</text:p>
      <text:p text:style-name="Normal"><text:span text:style-name="T6">Request Type:</text:span></text:p>
      <text:p text:style-name="Normal">New Hardware Provision</text:p>
      <text:p text:style-name="Normal"><text:span text:style-name="T7">Available To:</text:span></text:p>
      <text:p text:style-name="Normal">All employees with active corporate accounts</text:p>
      <text:p text:style-name="Normal"><text:span text:style-name="T8">Approval Workflow:</text:span></text:p>
      <text:p text:style-name="Normal">1. Employee submits laptop request via the service portal.<text:line-break/>2. Request is routed to Reporting Manager for approval.<text:line-break/>3. Upon manager approval, the request is reviewed by IT Admin for inventory and configuration.<text:line-break/>4. Final approval and dispatch from IT.</text:p>
      <text:p text:style-name="Normal"><text:span text:style-name="T9">Delivery Time:</text:span></text:p>
      <text:p text:style-name="Normal">3–7 business days after final approval, depending on stock availability.</text:p>
      <text:p text:style-name="Normal"><text:span text:style-name="T10">Laptop Specifications (Standard Model):</text:span></text:p>
      <text:p text:style-name="Normal">- Model: Dell Latitude / HP ProBook (subject to availability)<text:line-break/>- Processor: Intel i5 or higher<text:line-break/>- RAM: 16GB<text:line-break/>- Storage: 512GB SSD<text:line-break/>- Operating System: Windows 11 Pro<text:line-break/>- Software Pre-installed: MS Office, Endpoint Protection, VPN Client</text:p>
      <text:p text:style-name="Normal"><text:span text:style-name="T11">Attachments Required (if applicable):</text:span></text:p>
      <text:p text:style-name="Normal">- Business Justification (for roles not pre-approved)<text:line-break/>- Previous laptop return confirmation (if requesting replacement)</text:p>
      <text:p text:style-name="Normal"><text:span text:style-name="T12">Contact for Support:</text:span></text:p>
      <text:p text:style-name="Normal">IT Helpdesk – it.support@company.com | Extension: 1234</text:p>
      <text:p text:style-name="Normal"><text:span text:style-name="T13">Notes:</text:span></text:p>
      <text:p text:style-name="Normal">- Lost or damaged laptops must be reported immediately.<text:line-break/>- Replacement for damaged laptops will follow asset damage assessment protocol.<text:line-break/>- This item is not intended for contractors or interns without prior IT<text:s/>approval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urier" svg:font-family="Courier" style:font-family-generic="system" style:font-pitch="variable" svg:panose-1="2 7 4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mbria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libri" style:font-name-asian="MS Gothic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color="#4F81B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libri" style:font-name-asian="MS Gothic" style:font-name-complex="Times New Roman" fo:color="#243F60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libri" style:font-name-asian="MS Gothic" style:font-name-complex="Times New Roman" fo:font-style="italic" style:font-style-asian="italic" style:font-style-complex="italic" fo:color="#243F60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libri" style:font-name-asian="MS Gothic" style:font-name-complex="Times New Roman" fo:font-style="italic" style:font-style-asian="italic" style:font-style-complex="italic" fo:color="#404040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libri" style:font-name-asian="MS Gothic" style:font-name-complex="Times New Roman" fo:color="#4F81BD" fo:font-size="10pt" style:font-size-asian="10pt" style:font-size-complex="10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libri" style:font-name-asian="MS Gothic" style:font-name-complex="Times New Roman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Heading1Char" style:display-name="Heading 1 Char" style:family="text" style:parent-style-name="DefaultParagraphFont">
      <style:text-properties style:font-name="Calibri" style:font-name-asian="MS Gothic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="Calibri" style:font-name-asian="MS Gothic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" style:font-name-asian="MS Gothic" style:font-name-complex="Times New Roman" fo:font-weight="bold" style:font-weight-asian="bold" style:font-weight-complex="bold" fo:color="#4F81BD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libri" style:font-name-asian="MS Gothic" style:font-name-complex="Times New Roman" fo:color="#17365D" fo:letter-spacing="0.0034in" style:letter-kerning="true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alibri" style:font-name-asian="MS Gothic" style:font-name-complex="Times New Roman" fo:color="#17365D" fo:letter-spacing="0.0034in" style:letter-kerning="true" fo:font-size="26pt" style:font-size-asian="26pt" style:font-size-complex="26pt"/>
    </style:style>
    <style:style style:name="Subtitle" style:display-name="Subtitle" style:family="paragraph" style:parent-style-name="Normal" style:next-style-name="Normal">
      <style:text-properties style:font-name="Calibri" style:font-name-asian="MS Gothic" style:font-name-complex="Times New Roman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SubtitleChar" style:display-name="Subtitle Char" style:family="text" style:parent-style-name="DefaultParagraphFont">
      <style:text-properties style:font-name="Calibri" style:font-name-asian="MS Gothic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odyText" style:display-name="Body Text" style:family="paragraph" style:parent-style-name="Normal">
      <style:paragraph-properties fo:margin-bottom="0.0833in"/>
      <style:text-properties fo:hyphenate="false"/>
    </style:style>
    <style:style style:name="BodyTextChar" style:display-name="Body Text Char" style:family="text" style:parent-style-name="DefaultParagraphFont"/>
    <style:style style:name="BodyText2" style:display-name="Body Text 2" style:family="paragraph" style:parent-style-name="Normal">
      <style:paragraph-properties fo:margin-bottom="0.0833in" fo:line-height="200%"/>
      <style:text-properties fo:hyphenate="false"/>
    </style:style>
    <style:style style:name="BodyText2Char" style:display-name="Body Text 2 Char" style:family="text" style:parent-style-name="DefaultParagraphFont"/>
    <style:style style:name="BodyText3" style:display-name="Body Text 3" style:family="paragraph" style:parent-style-name="Normal">
      <style:paragraph-properties fo:margin-bottom="0.0833in"/>
      <style:text-properties fo:font-size="8pt" style:font-size-asian="8pt" style:font-size-complex="8pt" fo:hyphenate="false"/>
    </style:style>
    <style:style style:name="BodyText3Char" style:display-name="Body Text 3 Char" style:family="text" style:parent-style-name="DefaultParagraphFont">
      <style:text-properties fo:font-size="8pt" style:font-size-asian="8pt" style:font-size-complex="8pt"/>
    </style:style>
    <style:style style:name="List" style:display-name="List" style:family="paragraph" style:parent-style-name="Normal">
      <style:paragraph-properties fo:margin-left="0.25in" fo:text-indent="-0.25in">
        <style:tab-stops/>
      </style:paragraph-properties>
      <style:text-properties fo:hyphenate="false"/>
    </style:style>
    <style:style style:name="List2" style:display-name="List 2" style:family="paragraph" style:parent-style-name="Normal">
      <style:paragraph-properties fo:margin-left="0.5in" fo:text-indent="-0.25in">
        <style:tab-stops/>
      </style:paragraph-properties>
      <style:text-properties fo:hyphenate="false"/>
    </style:style>
    <style:style style:name="List3" style:display-name="List 3" style:family="paragraph" style:parent-style-name="Normal">
      <style:paragraph-properties fo:margin-left="0.75in" fo:text-indent="-0.25in">
        <style:tab-stops/>
      </style:paragraph-properties>
      <style:text-properties fo:hyphenate="false"/>
    </style:style>
    <style:style style:name="ListBullet" style:display-name="List Bullet" style:family="paragraph" style:parent-style-name="Normal" style:list-style-name="LFO1">
      <style:text-properties fo:hyphenate="false"/>
    </style:style>
    <style:style style:name="ListBullet2" style:display-name="List Bullet 2" style:family="paragraph" style:parent-style-name="Normal" style:list-style-name="LFO2">
      <style:text-properties fo:hyphenate="false"/>
    </style:style>
    <style:style style:name="ListBullet3" style:display-name="List Bullet 3" style:family="paragraph" style:parent-style-name="Normal" style:list-style-name="LFO3">
      <style:text-properties fo:hyphenate="false"/>
    </style:style>
    <style:style style:name="ListNumber" style:display-name="List Number" style:family="paragraph" style:parent-style-name="Normal" style:list-style-name="LFO5">
      <style:text-properties fo:hyphenate="false"/>
    </style:style>
    <style:style style:name="ListNumber2" style:display-name="List Number 2" style:family="paragraph" style:parent-style-name="Normal" style:list-style-name="LFO6">
      <style:text-properties fo:hyphenate="false"/>
    </style:style>
    <style:style style:name="ListNumber3" style:display-name="List Number 3" style:family="paragraph" style:parent-style-name="Normal" style:list-style-name="LFO7">
      <style:text-properties fo:hyphenate="false"/>
    </style:style>
    <style:style style:name="ListContinue" style:display-name="List Continue" style:family="paragraph" style:parent-style-name="Normal">
      <style:paragraph-properties fo:margin-bottom="0.0833in" fo:margin-left="0.25in">
        <style:tab-stops/>
      </style:paragraph-properties>
      <style:text-properties fo:hyphenate="false"/>
    </style:style>
    <style:style style:name="ListContinue2" style:display-name="List Continue 2" style:family="paragraph" style:parent-style-name="Normal">
      <style:paragraph-properties fo:margin-bottom="0.0833in" fo:margin-left="0.5in">
        <style:tab-stops/>
      </style:paragraph-properties>
      <style:text-properties fo:hyphenate="false"/>
    </style:style>
    <style:style style:name="ListContinue3" style:display-name="List Continue 3" style:family="paragraph" style:parent-style-name="Normal">
      <style:paragraph-properties fo:margin-bottom="0.0833in" fo:margin-left="0.75in">
        <style:tab-stops/>
      </style:paragraph-properties>
      <style:text-properties fo:hyphenate="false"/>
    </style:style>
    <style:style style:name="MacroText" style:display-name="Macro Text" style:family="paragraph">
      <style:paragraph-properties>
        <style:tab-stops>
          <style:tab-stop style:type="left" style:position="0.4in"/>
          <style:tab-stop style:type="left" style:position="0.8in"/>
          <style:tab-stop style:type="left" style:position="1.2in"/>
          <style:tab-stop style:type="left" style:position="1.6in"/>
          <style:tab-stop style:type="left" style:position="2in"/>
          <style:tab-stop style:type="left" style:position="2.4in"/>
          <style:tab-stop style:type="left" style:position="2.8in"/>
        </style:tab-stops>
      </style:paragraph-properties>
      <style:text-properties style:font-name="Courier" fo:font-size="10pt" style:font-size-asian="10pt" style:font-size-complex="10pt" fo:hyphenate="false"/>
    </style:style>
    <style:style style:name="MacroTextChar" style:display-name="Macro Text Char" style:family="text" style:parent-style-name="DefaultParagraphFont">
      <style:text-properties style:font-name="Courier" fo:font-size="10pt" style:font-size-asian="10pt" style:font-size-complex="10pt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color="#00000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000000"/>
    </style:style>
    <style:style style:name="Heading4Char" style:display-name="Heading 4 Char" style:family="text" style:parent-style-name="DefaultParagraphFont">
      <style:text-properties style:font-name="Calibri" style:font-name-asian="MS Gothic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Heading5Char" style:display-name="Heading 5 Char" style:family="text" style:parent-style-name="DefaultParagraphFont">
      <style:text-properties style:font-name="Calibri" style:font-name-asian="MS Gothic" style:font-name-complex="Times New Roman" fo:color="#243F60"/>
    </style:style>
    <style:style style:name="Heading6Char" style:display-name="Heading 6 Char" style:family="text" style:parent-style-name="DefaultParagraphFont">
      <style:text-properties style:font-name="Calibri" style:font-name-asian="MS Gothic" style:font-name-complex="Times New Roman" fo:font-style="italic" style:font-style-asian="italic" style:font-style-complex="italic" fo:color="#243F60"/>
    </style:style>
    <style:style style:name="Heading7Char" style:display-name="Heading 7 Char" style:family="text" style:parent-style-name="DefaultParagraphFont">
      <style:text-properties style:font-name="Calibri" style:font-name-asian="MS Gothic" style:font-name-complex="Times New Roman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alibri" style:font-name-asian="MS Gothic" style:font-name-complex="Times New Roman" fo:color="#4F81BD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libri" style:font-name-asian="MS Gothic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IntenseQuote" style:display-name="Intense Quote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IntenseQuoteChar" style:display-name="Intense Quote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808080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Reference" style:display-name="Subtle Reference" style:family="text" style:parent-style-name="DefaultParagraphFont">
      <style:text-properties fo:font-variant="small-caps" fo:color="#C0504D" style:text-underline-type="single" style:text-underline-style="solid" style:text-underline-width="auto" style:text-underline-mode="continuous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variant="small-caps" fo:letter-spacing="0.0034in"/>
    </style:style>
    <style:style style:name="TOCHeading" style:display-name="TOC Heading" style:family="paragraph" style:parent-style-name="Heading1" style:nex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style:style style:name="WW_CharLFO2LVL1" style:family="text">
      <style:text-properties style:font-name="Symbol"/>
    </style: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style:style style:name="WW_CharLFO3LVL1" style:family="text">
      <style:text-properties style:font-name="Symbol"/>
    </style: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style:style style:name="WW_CharLFO4LVL1" style:family="text">
      <style:text-properties style:font-name="Symbol"/>
    </style: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8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>generated by python-docx</dc:description>
    <dc:subject/>
    <meta:initial-creator>python-docx</meta:initial-creator>
    <dc:creator>manumeesala135@outlook.com</dc:creator>
    <meta:creation-date>2025-06-29T08:11:00Z</meta:creation-date>
    <dc:date>2025-06-29T08:11:00Z</dc:date>
    <meta:template xlink:href="Normal.dotm" xlink:type="simple"/>
    <meta:editing-cycles>27</meta:editing-cycles>
    <meta:editing-duration>PT1920S</meta:editing-duration>
    <meta:document-statistic meta:page-count="1" meta:paragraph-count="8" meta:word-count="606" meta:character-count="4055" meta:row-count="28" meta:non-whitespace-character-count="3457"/>
  </office:meta>
</office:document-meta>
</file>